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7c6a3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MATCH (s:Settings), (h:Help) DETACH DELETE s,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MATCH (u:User) CREATE (u)-[:Prefers]-&gt;(s:Settings)-[:Includes]-&gt;(h:Help {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UPPER([.C5])" office:value-type="string" office:string-value="DASHBOARD" calcext:value-type="string">
            <text:p>DASHBOARD</text:p>
          </table:table-cell>
          <table:table-cell office:value-type="string" calcext:value-type="string">
            <text:p>dashboard</text:p>
          </table:table-cell>
          <table:table-cell table:formula="of:=CONCATENATE( [.C5]; &quot;:true&quot;)" office:value-type="string" office:string-value="dashboard:true" calcext:value-type="string">
            <text:p>dashboard:true</text:p>
          </table:table-cell>
        </table:table-row>
        <table:table-row table:style-name="ro1">
          <table:table-cell/>
          <table:table-cell table:formula="of:=CONCATENATE([.B5];&quot;, &quot;;UPPER([.C6]))" office:value-type="string" office:string-value="DASHBOARD, ADDDECK_COLORS" calcext:value-type="string">
            <text:p>DASHBOARD, ADDDECK_COLORS</text:p>
          </table:table-cell>
          <table:table-cell table:style-name="ce1" office:value-type="string" calcext:value-type="string">
            <text:p>adddeck_colors</text:p>
          </table:table-cell>
          <table:table-cell table:formula="of:=CONCATENATE([.D5];&quot;, &quot;; [.C6]; &quot;:true&quot;)" office:value-type="string" office:string-value="dashboard:true, adddeck_colors:true" calcext:value-type="string">
            <text:p>dashboard:true, adddeck_colors:true</text:p>
          </table:table-cell>
        </table:table-row>
        <table:table-row table:style-name="ro1">
          <table:table-cell/>
          <table:table-cell table:formula="of:=CONCATENATE([.B6];&quot;, &quot;;UPPER([.C7]))" office:value-type="string" office:string-value="DASHBOARD, ADDDECK_COLORS, ADDDECK_DETAILS" calcext:value-type="string">
            <text:p>DASHBOARD, ADDDECK_COLORS, ADDDECK_DETAILS</text:p>
          </table:table-cell>
          <table:table-cell table:style-name="ce1" office:value-type="string" calcext:value-type="string">
            <text:p>adddeck_details</text:p>
          </table:table-cell>
          <table:table-cell table:formula="of:=CONCATENATE([.D6];&quot;, &quot;; [.C7]; &quot;:true&quot;)" office:value-type="string" office:string-value="dashboard:true, adddeck_colors:true, adddeck_details:true" calcext:value-type="string">
            <text:p>dashboard:true, adddeck_colors:true, adddeck_details:true</text:p>
          </table:table-cell>
        </table:table-row>
        <table:table-row table:style-name="ro1">
          <table:table-cell/>
          <table:table-cell table:formula="of:=CONCATENATE([.B7];&quot;, &quot;;UPPER([.C8]))" office:value-type="string" office:string-value="DASHBOARD, ADDDECK_COLORS, ADDDECK_DETAILS, DECKLIST" calcext:value-type="string">
            <text:p>DASHBOARD, ADDDECK_COLORS, ADDDECK_DETAILS, DECKLIST</text:p>
          </table:table-cell>
          <table:table-cell table:style-name="ce1" office:value-type="string" calcext:value-type="string">
            <text:p>decklist</text:p>
          </table:table-cell>
          <table:table-cell table:formula="of:=CONCATENATE([.D7];&quot;, &quot;; [.C8]; &quot;:true&quot;)" office:value-type="string" office:string-value="dashboard:true, adddeck_colors:true, adddeck_details:true, decklist:true" calcext:value-type="string">
            <text:p>dashboard:true, adddeck_colors:true, adddeck_details:true, decklist:true</text:p>
          </table:table-cell>
        </table:table-row>
        <table:table-row table:style-name="ro1">
          <table:table-cell/>
          <table:table-cell table:formula="of:=CONCATENATE([.B8];&quot;, &quot;;UPPER([.C9]))" office:value-type="string" office:string-value="DASHBOARD, ADDDECK_COLORS, ADDDECK_DETAILS, DECKLIST, VIEWDECK" calcext:value-type="string">
            <text:p>DASHBOARD, ADDDECK_COLORS, ADDDECK_DETAILS, DECKLIST, VIEWDECK</text:p>
          </table:table-cell>
          <table:table-cell table:style-name="ce1" office:value-type="string" calcext:value-type="string">
            <text:p>viewdeck</text:p>
          </table:table-cell>
          <table:table-cell table:formula="of:=CONCATENATE([.D8];&quot;, &quot;; [.C9]; &quot;:true&quot;)" office:value-type="string" office:string-value="dashboard:true, adddeck_colors:true, adddeck_details:true, decklist:true, viewdeck:true" calcext:value-type="string">
            <text:p>dashboard:true, adddeck_colors:true, adddeck_details:true, decklist:true, viewdeck:true</text:p>
          </table:table-cell>
        </table:table-row>
        <table:table-row table:style-name="ro1">
          <table:table-cell/>
          <table:table-cell table:formula="of:=CONCATENATE([.B9];&quot;, &quot;;UPPER([.C10]))" office:value-type="string" office:string-value="DASHBOARD, ADDDECK_COLORS, ADDDECK_DETAILS, DECKLIST, VIEWDECK, VIEWDECK_OPTIONS" calcext:value-type="string">
            <text:p>DASHBOARD, ADDDECK_COLORS, ADDDECK_DETAILS, DECKLIST, VIEWDECK, VIEWDECK_OPTIONS</text:p>
          </table:table-cell>
          <table:table-cell table:style-name="ce1" office:value-type="string" calcext:value-type="string">
            <text:p>viewdeck_options</text:p>
          </table:table-cell>
          <table:table-cell table:formula="of:=CONCATENATE([.D9];&quot;, &quot;; [.C10]; &quot;:true&quot;)" office:value-type="string" office:string-value="dashboard:true, adddeck_colors:true, adddeck_details:true, decklist:true, viewdeck:true, viewdeck_options:true" calcext:value-type="string">
            <text:p>dashboard:true, adddeck_colors:true, adddeck_details:true, decklist:true, viewdeck:true, viewdeck_options:true</text:p>
          </table:table-cell>
        </table:table-row>
        <table:table-row table:style-name="ro1">
          <table:table-cell/>
          <table:table-cell table:formula="of:=CONCATENATE([.B10];&quot;, &quot;;UPPER([.C11]))" office:value-type="string" office:string-value="DASHBOARD, ADDDECK_COLORS, ADDDECK_DETAILS, DECKLIST, VIEWDECK, VIEWDECK_OPTIONS, VIEWDECK_STATS" calcext:value-type="string">
            <text:p>DASHBOARD, ADDDECK_COLORS, ADDDECK_DETAILS, DECKLIST, VIEWDECK, VIEWDECK_OPTIONS, VIEWDECK_STATS</text:p>
          </table:table-cell>
          <table:table-cell table:style-name="ce1" office:value-type="string" calcext:value-type="string">
            <text:p>viewdeck_stats</text:p>
          </table:table-cell>
          <table:table-cell table:formula="of:=CONCATENATE([.D10];&quot;, &quot;; [.C11]; &quot;:true&quot;)" office:value-type="string" office:string-value="dashboard:true, adddeck_colors:true, adddeck_details:true, decklist:true, viewdeck:true, viewdeck_options:true, viewdeck_stats:true" calcext:value-type="string">
            <text:p>dashboard:true, adddeck_colors:true, adddeck_details:true, decklist:true, viewdeck:true, viewdeck_options:true, viewdeck_stats:true</text:p>
          </table:table-cell>
        </table:table-row>
        <table:table-row table:style-name="ro1">
          <table:table-cell/>
          <table:table-cell table:formula="of:=CONCATENATE([.B11];&quot;, &quot;;UPPER([.C12]))" office:value-type="string" office:string-value="DASHBOARD, ADDDECK_COLORS, ADDDECK_DETAILS, DECKLIST, VIEWDECK, VIEWDECK_OPTIONS, VIEWDECK_STATS, VIEWDECK_GAMES" calcext:value-type="string">
            <text:p>DASHBOARD, ADDDECK_COLORS, ADDDECK_DETAILS, DECKLIST, VIEWDECK, VIEWDECK_OPTIONS, VIEWDECK_STATS, VIEWDECK_GAMES</text:p>
          </table:table-cell>
          <table:table-cell table:style-name="ce1" office:value-type="string" calcext:value-type="string">
            <text:p>viewdeck_games</text:p>
          </table:table-cell>
          <table:table-cell table:formula="of:=CONCATENATE([.D11];&quot;, &quot;; [.C12]; &quot;:true&quot;)" office:value-type="string" office:string-value="dashboard:true, adddeck_colors:true, adddeck_details:true, decklist:true, viewdeck:true, viewdeck_options:true, viewdeck_stats:true, viewdeck_games:true" calcext:value-type="string">
            <text:p>dashboard:true, adddeck_colors:true, adddeck_details:true, decklist:true, viewdeck:true, viewdeck_options:true, viewdeck_stats:true, viewdeck_games:true</text:p>
          </table:table-cell>
        </table:table-row>
        <table:table-row table:style-name="ro1">
          <table:table-cell/>
          <table:table-cell table:formula="of:=CONCATENATE([.B12];&quot;, &quot;;UPPER([.C13]))" office:value-type="string" office:string-value="DASHBOARD, ADDDECK_COLORS, ADDDECK_DETAILS, DECKLIST, VIEWDECK, VIEWDECK_OPTIONS, VIEWDECK_STATS, VIEWDECK_GAMES, VIEWDECK_ALTERATIONS" calcext:value-type="string">
            <text:p>DASHBOARD, ADDDECK_COLORS, ADDDECK_DETAILS, DECKLIST, VIEWDECK, VIEWDECK_OPTIONS, VIEWDECK_STATS, VIEWDECK_GAMES, VIEWDECK_ALTERATIONS</text:p>
          </table:table-cell>
          <table:table-cell table:style-name="ce1" office:value-type="string" calcext:value-type="string">
            <text:p>viewdeck_alterations</text:p>
          </table:table-cell>
          <table:table-cell table:formula="of:=CONCATENATE([.D12];&quot;, &quot;; [.C13]; &quot;:true&quot;)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/>
          <table:table-cell table:formula="of:=CONCATENATE([.B13];&quot;, &quot;;UPPER([.C14]))" office:value-type="string" office:string-value="DASHBOARD, ADDDECK_COLORS, ADDDECK_DETAILS, DECKLIST, VIEWDECK, VIEWDECK_OPTIONS, VIEWDECK_STATS, VIEWDECK_GAMES, VIEWDECK_ALTERATIONS, GAME" calcext:value-type="string">
            <text:p>DASHBOARD, ADDDECK_COLORS, ADDDECK_DETAILS, DECKLIST, VIEWDECK, VIEWDECK_OPTIONS, VIEWDECK_STATS, VIEWDECK_GAMES, VIEWDECK_ALTERATIONS, GAME</text:p>
          </table:table-cell>
          <table:table-cell office:value-type="string" calcext:value-type="string">
            <text:p>game</text:p>
          </table:table-cell>
          <table:table-cell table:formula="of:=CONCATENATE([.D13];&quot;, &quot;; [.C14]; &quot;:true&quot;)" office:value-type="string" office:string-value="dashboard:true, adddeck_colors:true, adddeck_details:true, decklist:true, viewdeck:true, viewdeck_options:true, viewdeck_stats:true, viewdeck_games:true, viewdeck_alterations:true, game:true" calcext:value-type="string">
            <text:p>dashboard:true, adddeck_colors:true, adddeck_details:true, decklist:true, viewdeck:true, viewdeck_options:true, viewdeck_stats:true, viewdeck_games:true, viewdeck_alterations:true, game:true</text:p>
          </table:table-cell>
        </table:table-row>
        <table:table-row table:style-name="ro1">
          <table:table-cell/>
          <table:table-cell table:formula="of:=CONCATENATE([.B14];&quot;, &quot;;UPPER([.C15]))" office:value-type="string" office:string-value="DASHBOARD, ADDDECK_COLORS, ADDDECK_DETAILS, DECKLIST, VIEWDECK, VIEWDECK_OPTIONS, VIEWDECK_STATS, VIEWDECK_GAMES, VIEWDECK_ALTERATIONS, GAME, ALTERDECK" calcext:value-type="string">
            <text:p>DASHBOARD, ADDDECK_COLORS, ADDDECK_DETAILS, DECKLIST, VIEWDECK, VIEWDECK_OPTIONS, VIEWDECK_STATS, VIEWDECK_GAMES, VIEWDECK_ALTERATIONS, GAME, ALTERDECK</text:p>
          </table:table-cell>
          <table:table-cell table:style-name="ce1" office:value-type="string" calcext:value-type="string">
            <text:p>alterdeck</text:p>
          </table:table-cell>
          <table:table-cell table:formula="of:=CONCATENATE([.D14];&quot;, &quot;; [.C15]; &quot;:true&quot;)" office:value-type="string" office:string-value="dashboard:true, adddeck_colors:true, adddeck_details:true, decklist:true, viewdeck:true, viewdeck_options:true, viewdeck_stats:true, viewdeck_games:true, viewdeck_alterations:true, game:true, alterdeck:true" calcext:value-type="string">
            <text:p>dashboard:true, adddeck_colors:true, adddeck_details:true, decklist:true, viewdeck:true, viewdeck_options:true, viewdeck_stats:true, viewdeck_games:true, viewdeck_alterations:true, game:true, alterdeck:true</text:p>
          </table:table-cell>
        </table:table-row>
        <table:table-row table:style-name="ro1">
          <table:table-cell/>
          <table:table-cell table:formula="of:=CONCATENATE([.B15];&quot;, &quot;;UPPER([.C16]))" office:value-type="string" office:string-value="DASHBOARD, ADDDECK_COLORS, ADDDECK_DETAILS, DECKLIST, VIEWDECK, VIEWDECK_OPTIONS, VIEWDECK_STATS, VIEWDECK_GAMES, VIEWDECK_ALTERATIONS, GAME, ALTERDECK, ALTERDECK_COLORS" calcext:value-type="string">
            <text:p>DASHBOARD, ADDDECK_COLORS, ADDDECK_DETAILS, DECKLIST, VIEWDECK, VIEWDECK_OPTIONS, VIEWDECK_STATS, VIEWDECK_GAMES, VIEWDECK_ALTERATIONS, GAME, ALTERDECK, ALTERDECK_COLORS</text:p>
          </table:table-cell>
          <table:table-cell table:style-name="ce1" office:value-type="string" calcext:value-type="string">
            <text:p>alterdeck_colors</text:p>
          </table:table-cell>
          <table:table-cell table:formula="of:=CONCATENATE([.D15];&quot;, &quot;; [.C16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</text:p>
          </table:table-cell>
        </table:table-row>
        <table:table-row table:style-name="ro1">
          <table:table-cell/>
          <table:table-cell table:formula="of:=CONCATENATE([.B16];&quot;, &quot;;UPPER([.C17]))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 table:style-name="ce1" office:value-type="string" calcext:value-type="string">
            <text:p>alterdeck_details</text:p>
          </table:table-cell>
          <table:table-cell table:formula="of:=CONCATENATE([.D16];&quot;, &quot;; [.C17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CONCATENATE([.B17];&quot;, &quot;;UPPER([.C18]))" office:value-type="string" office:string-value="DASHBOARD, ADDDECK_COLORS, ADDDECK_DETAILS, DECKLIST, VIEWDECK, VIEWDECK_OPTIONS, VIEWDECK_STATS, VIEWDECK_GAMES, VIEWDECK_ALTERATIONS, GAME, ALTERDECK, ALTERDECK_COLORS, ALTERDECK_DETAILS, LIVEGAME" calcext:value-type="string">
            <text:p>DASHBOARD, ADDDECK_COLORS, ADDDECK_DETAILS, DECKLIST, VIEWDECK, VIEWDECK_OPTIONS, VIEWDECK_STATS, VIEWDECK_GAMES, VIEWDECK_ALTERATIONS, GAME, ALTERDECK, ALTERDECK_COLORS, ALTERDECK_DETAILS, LIVEGAME</text:p>
          </table:table-cell>
          <table:table-cell table:style-name="ce1" office:value-type="string" calcext:value-type="string">
            <text:p>livegame</text:p>
          </table:table-cell>
          <table:table-cell table:formula="of:=CONCATENATE([.D17];&quot;, &quot;; [.C18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</text:p>
          </table:table-cell>
        </table:table-row>
        <table:table-row table:style-name="ro1">
          <table:table-cell/>
          <table:table-cell table:formula="of:=CONCATENATE([.B18];&quot;, &quot;;UPPER([.C19]))" office:value-type="string" office:string-value="DASHBOARD, ADDDECK_COLORS, ADDDECK_DETAILS, DECKLIST, VIEWDECK, VIEWDECK_OPTIONS, VIEWDECK_STATS, VIEWDECK_GAMES, VIEWDECK_ALTERATIONS, GAME, ALTERDECK, ALTERDECK_COLORS, ALTERDECK_DETAILS, LIVEGAME, LIVEGAME_ADMIN" calcext:value-type="string">
            <text:p>DASHBOARD, ADDDECK_COLORS, ADDDECK_DETAILS, DECKLIST, VIEWDECK, VIEWDECK_OPTIONS, VIEWDECK_STATS, VIEWDECK_GAMES, VIEWDECK_ALTERATIONS, GAME, ALTERDECK, ALTERDECK_COLORS, ALTERDECK_DETAILS, LIVEGAME, LIVEGAME_ADMIN</text:p>
          </table:table-cell>
          <table:table-cell table:style-name="ce1" office:value-type="string" calcext:value-type="string">
            <text:p>livegame_admin</text:p>
          </table:table-cell>
          <table:table-cell table:formula="of:=CONCATENATE([.D18];&quot;, &quot;; [.C19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</text:p>
          </table:table-cell>
        </table:table-row>
        <table:table-row table:style-name="ro1">
          <table:table-cell/>
          <table:table-cell table:formula="of:=CONCATENATE([.B19];&quot;, &quot;;UPPER([.C20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 table:style-name="ce1" office:value-type="string" calcext:value-type="string">
            <text:p>livegame_admin_invite</text:p>
          </table:table-cell>
          <table:table-cell table:formula="of:=CONCATENATE([.D19];&quot;, &quot;; [.C20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CONCATENATE([.B20];&quot;, &quot;;UPPER([.C21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</text:p>
          </table:table-cell>
          <table:table-cell table:style-name="ce1" office:value-type="string" calcext:value-type="string">
            <text:p>initgame</text:p>
          </table:table-cell>
          <table:table-cell table:formula="of:=CONCATENATE([.D20];&quot;, &quot;; [.C21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</text:p>
          </table:table-cell>
        </table:table-row>
        <table:table-row table:style-name="ro1">
          <table:table-cell/>
          <table:table-cell table:formula="of:=CONCATENATE([.B21];&quot;, &quot;;UPPER([.C22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 office:value-type="string" calcext:value-type="string">
            <text:p>joingame</text:p>
          </table:table-cell>
          <table:table-cell table:formula="of:=CONCATENATE([.D21];&quot;, &quot;; [.C22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CONCATENATE([.B22];&quot;, &quot;;UPPER([.C23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</text:p>
          </table:table-cell>
          <table:table-cell office:value-type="string" calcext:value-type="string">
            <text:p>viewstats</text:p>
          </table:table-cell>
          <table:table-cell table:formula="of:=CONCATENATE([.D22];&quot;, &quot;; [.C23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</text:p>
          </table:table-cell>
        </table:table-row>
        <table:table-row table:style-name="ro1">
          <table:table-cell/>
          <table:table-cell table:formula="of:=CONCATENATE([.B23];&quot;, &quot;;UPPER([.C24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</text:p>
          </table:table-cell>
          <table:table-cell office:value-type="string" calcext:value-type="string">
            <text:p>viewstats_with</text:p>
          </table:table-cell>
          <table:table-cell table:formula="of:=CONCATENATE([.D23];&quot;, &quot;; [.C24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</text:p>
          </table:table-cell>
        </table:table-row>
        <table:table-row table:style-name="ro1">
          <table:table-cell/>
          <table:table-cell table:formula="of:=CONCATENATE([.B24];&quot;, &quot;;UPPER([.C25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 office:value-type="string" calcext:value-type="string">
            <text:p>viewstats_against</text:p>
          </table:table-cell>
          <table:table-cell table:formula="of:=CONCATENATE([.D24];&quot;, &quot;; [.C25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25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25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26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26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27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27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28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28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29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29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30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3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31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3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/>
          <table:table-cell table:formula="of:=[.B32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/>
          <table:table-cell table:formula="of:=[.D3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d Create</text:p>
          </table:table-cell>
          <table:table-cell office:value-type="string" calcext:value-type="string">
            <text:p><text:s/>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ll Create</text:p>
          </table:table-cell>
          <table:table-cell table:formula="of:=CONCATENATE([.D3];[.D33];[.D35])" office:value-type="string" office:string-value="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 } ) RETURN u,s,h" calcext:value-type="string">
            <text:p>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, viewstats:true, viewstats_with:true, viewstats_against:true 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/>
          <table:table-cell table:formula="of:=[.B33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, VIEWSTATS, VIEWSTATS_WITH, VIEWSTATS_AGAIN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22:15:58.037934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38:32.243347618</meta:creation-date>
    <dc:date>2017-10-25T22:28:28.746354920</dc:date>
    <meta:editing-duration>PT5H54M29S</meta:editing-duration>
    <meta:editing-cycles>7</meta:editing-cycles>
    <meta:generator>LibreOffice/5.1.6.2$Linux_X86_64 LibreOffice_project/10m0$Build-2</meta:generator>
    <meta:document-statistic meta:table-count="1" meta:cell-count="89" meta:object-count="0"/>
  </office:meta>
</office:document-meta>
</file>